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066.1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455.0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form (L’Hospital rule)</text:p>
          </table:table-cell>
          <table:table-cell office:value-type="string" calcext:value-type="string">
            <text:p>ذیلی روپ</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10">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9.52pt" draw:z-index="4" draw:style-name="gr3" draw:text-style-name="P3" svg:width="39.74pt" svg:height="15.05pt" svg:x="22.08pt" svg:y="16.89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6.72pt" draw:z-index="5" draw:style-name="gr3" draw:text-style-name="P3" svg:width="39.49pt" svg:height="15.05pt" svg:x="64.26pt" svg:y="14.09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 style:data-style-name="N2" text:time-value="08:04:12.2920550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5-28T09:25:04.008476552</dc:date>
    <meta:editing-duration>P64DT10H53M55S</meta:editing-duration>
    <meta:editing-cycles>2818</meta:editing-cycles>
    <meta:generator>LibreOffice/6.0.7.3$Linux_X86_64 LibreOffice_project/00m0$Build-3</meta:generator>
    <meta:document-statistic meta:table-count="2" meta:cell-count="500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